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36a58"/>
    </style:style>
    <style:style style:name="T1" style:family="text">
      <style:text-properties officeooo:rsid="00136a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19044749" text:style-name="L1">
        <text:list-item>
          <text:p text:style-name="P1">Absorbuje Energię (Absorbs Energy)</text:p>
        </text:list-item>
        <text:list-item>
          <text:p text:style-name="P1">Bada Ciemne Miejsca (Explored Dark Places)</text:p>
        </text:list-item>
        <text:list-item>
          <text:p text:style-name="P1">Buduje Roboty (Builds Robots)</text:p>
        </text:list-item>
        <text:list-item>
          <text:p text:style-name="P1">Chroni Słabszych (Defends the Weak)</text:p>
        </text:list-item>
        <text:list-item>
          <text:p text:style-name="P1">Chroni Wrota (Defends the Gate)</text:p>
        </text:list-item>
        <text:list-item>
          <text:p text:style-name="P1">Dotyka Nieba (Touches the Sky)</text:p>
        </text:list-item>
        <text:list-item>
          <text:p text:style-name="P1">Działa pod Przykrywką (Operates Undercover)</text:p>
        </text:list-item>
        <text:list-item>
          <text:p text:style-name="P1">Dzierży Dwie Bronie Naraz (Wields Two Weapons at Once)</text:p>
        </text:list-item>
        <text:list-item>
          <text:p text:style-name="P1">Dzierży Magiczną Broń (Wields an Enhanted Weapon)</text:p>
        </text:list-item>
        <text:list-item>
          <text:p text:style-name="P1">Fruwa Szybciej Niż Pocisk (Flies Faster Than a Bullet)</text:p>
        </text:list-item>
        <text:list-item>
          <text:p text:style-name="P1">Gra w Zbyt Wiele Gier (Plays Too Many Games)</text:p>
        </text:list-item>
        <text:list-item>
          <text:p text:style-name="P1">Grzmi (Thunders)</text:p>
        </text:list-item>
        <text:list-item>
          <text:p text:style-name="P1">Ignoruje Fizyczny Dystans (Ignores Physical Distance)</text:p>
        </text:list-item>
        <text:list-item>
          <text:p text:style-name="P1">Infiltruje (Infiltrates)</text:p>
        </text:list-item>
        <text:list-item>
          <text:p text:style-name="P1">Interpretuje Prawo (Interprets the Law)</text:p>
        </text:list-item>
        <text:list-item>
          <text:p text:style-name="P1">Istnieje Częściowo Poza Fazą (Exists Partially Out of Phase)</text:p>
        </text:list-item>
        <text:list-item>
          <text:p text:style-name="P1">Istnieje w Dwóch Miejscach Naraz (Exists in Two Places at Once)</text:p>
        </text:list-item>
        <text:list-item>
          <text:p text:style-name="P1">Izoluje Umysł od Ciała (Separates Mind from Body)</text:p>
        </text:list-item>
        <text:list-item>
          <text:p text:style-name="P1">Jaśnieje Światłością (Blazes With Radiance)</text:p>
        </text:list-item>
        <text:list-item>
          <text:p text:style-name="P1">Jest Bardzo Silny (Performs Feats of Strength)</text:p>
        </text:list-item>
        <text:list-item>
          <text:p text:style-name="P1">Jest Idolem Milionów (Is Idolized by Millions)</text:p>
        </text:list-item>
        <text:list-item>
          <text:p text:style-name="P1">Jest Jasnowidzem (Sees Beyond)</text:p>
        </text:list-item>
        <text:list-item>
          <text:p text:style-name="P2"><text:span text:style-name="T1">J</text:span>est Jednoosobowym Bastionem (Stands Like a Bastion)</text:p>
        </text:list-item>
        <text:list-item>
          <text:p text:style-name="P1">Jest Mistrzem Obrony (Masters Defense)</text:p>
        </text:list-item>
        <text:list-item>
          <text:p text:style-name="P1">Jest Poszukiwany Przez Prawo (Is Wanted by the Law)</text:p>
        </text:list-item>
        <text:list-item>
          <text:p text:style-name="P1">Jest Stworzony z Kamienia (Abides in Stone)</text:p>
        </text:list-item>
        <text:list-item>
          <text:p text:style-name="P1">Jeździ Jak Maniak (Drives Like A Maniac)</text:p>
        </text:list-item>
        <text:list-item>
          <text:p text:style-name="P1">Kocha Pustkę (Loves the Void)</text:p>
        </text:list-item>
        <text:list-item>
          <text:p text:style-name="P1">Kontroluje Bestie (Controls Beasts)</text:p>
        </text:list-item>
        <text:list-item>
          <text:p text:style-name="P1">Kopiuje Supermoce (Copies Superpowers)</text:p>
        </text:list-item>
        <text:list-item>
          <text:p text:style-name="P1">Leci na Wspaniałych Skrzydłach (Soars on Amazing Wings)</text:p>
        </text:list-item>
        <text:list-item>
          <text:p text:style-name="P2">Łamie Systemy (Works the System)</text:p>
        </text:list-item>
        <text:list-item>
          <text:p text:style-name="P2">Łączy Ciało i Stal (Fuses Flesh and Steel)</text:p>
        </text:list-item>
        <text:list-item>
          <text:p text:style-name="P2">Łączy Umysł i Maszynę (Fuses Mind and Machine)</text:p>
        </text:list-item>
        <text:list-item>
          <text:p text:style-name="P1">Ma Szlachetną Krew (Descends From Nobility)</text:p>
        </text:list-item>
        <text:list-item>
          <text:p text:style-name="P1">Ma Tysiac Twarzy (Has a Thousand Faces)</text:p>
        </text:list-item>
        <text:list-item>
          <text:p text:style-name="P1">Mistrzowsko Posługuje się Broni (Masters Weaponry)</text:p>
        </text:list-item>
        <text:list-item>
          <text:p text:style-name="P1">Morduje (Murders)</text:p>
        </text:list-item>
        <text:list-item>
          <text:p text:style-name="P1">Mówi Głosem Ziemi (Speaks for the Land)</text:p>
        </text:list-item>
        <text:list-item>
          <text:p text:style-name="P1">Mówi do Duchów (Shepherds Spirits)</text:p>
        </text:list-item>
        <text:list-item>
          <text:p text:style-name="P1">Mówi z Maszynami (Talks to Machines)</text:p>
        </text:list-item>
        <text:list-item>
          <text:p text:style-name="P1">Nie Potrzebuje Broni (Needs No Weapon)</text:p>
        </text:list-item>
        <text:list-item>
          <text:p text:style-name="P1">Nie Robi Zbyt Dużo (Doesn’t Do Much)</text:p>
        </text:list-item>
        <text:list-item>
          <text:p text:style-name="P1">Nigdy się nie Poddaje (Never Says Die)</text:p>
        </text:list-item>
        <text:list-item>
          <text:p text:style-name="P1">Nosi Egzotyczną Tarczę (Brandishes an Exotic Shield)</text:p>
        </text:list-item>
        <text:list-item>
          <text:p text:style-name="P1">Nosi Halo Ognia (Bears a Halo of Fire)</text:p>
        </text:list-item>
        <text:list-item>
          <text:p text:style-name="P1">Nosi Zasilany Pancerz (Wears Power Armor)</text:p>
        </text:list-item>
        <text:list-item>
          <text:p text:style-name="P1">Oblicza Nieobliczalne (Calculates the Uncalculable)</text:p>
        </text:list-item>
        <text:list-item>
          <text:p text:style-name="P1">Otrzymuje Boskie Błogosławieństwa (Channels Divine Blessings)</text:p>
        </text:list-item>
        <text:list-item>
          <text:p text:style-name="P1">Pilotuje Statki Kosmiczne (Pilots Starcraft)</text:p>
        </text:list-item>
        <text:list-item>
          <text:p text:style-name="P1">Podróżuje przez Czas (Travels Through Time)</text:p>
        </text:list-item>
        <text:list-item>
          <text:p text:style-name="P1">Poluje (Hunts)</text:p>
        </text:list-item>
        <text:list-item>
          <text:p text:style-name="P1"><text:soft-page-break/>Pomaga Swoim Przyjaciołom (Helps Their Friends)</text:p>
        </text:list-item>
        <text:list-item>
          <text:p text:style-name="P1">Porusza się jak Kot (Moves Like a Cat)</text:p>
        </text:list-item>
        <text:list-item>
          <text:p text:style-name="P1">Porusza się jak Wiatr (Moves like the Wind)</text:p>
        </text:list-item>
        <text:list-item>
          <text:p text:style-name="P1">Posiada Licencję na Broń (Is Licensed to Carry)</text:p>
        </text:list-item>
        <text:list-item>
          <text:p text:style-name="P1">Posiada Magicznego Sprzymierzeńca (Keeps a Magic Ally)</text:p>
        </text:list-item>
        <text:list-item>
          <text:p text:style-name="P1">Pracuje w Ciemnych Uliczkach (Works the Back Alleys)</text:p>
        </text:list-item>
        <text:list-item>
          <text:p text:style-name="P1">Pracuje, by Żyć (Works for a Living)</text:p>
        </text:list-item>
        <text:list-item>
          <text:p text:style-name="P1">Przebudza Sny (Awakens Dreams)</text:p>
        </text:list-item>
        <text:list-item>
          <text:p text:style-name="P1">Przeszukuje Ruiny (Scavenges)</text:p>
        </text:list-item>
        <text:list-item>
          <text:p text:style-name="P1">Przewodzi (Leads)</text:p>
        </text:list-item>
        <text:list-item>
          <text:p text:style-name="P1">Przyjmuje Zwierzęcy Kształt (Takes Animal Shape)</text:p>
        </text:list-item>
        <text:list-item>
          <text:p text:style-name="P1">Przywdziewa Połyskliwy Lód (Wears a Sheen of Ice)</text:p>
        </text:list-item>
        <text:list-item>
          <text:p text:style-name="P1">Pływał z Piratami (Sailed Beneath the Jolly Roger)</text:p>
        </text:list-item>
        <text:list-item>
          <text:p text:style-name="P1">Rozciąga się (Stretches)</text:p>
        </text:list-item>
        <text:list-item>
          <text:p text:style-name="P1">Rozdziera Ściany Świata (Shreds the Walls of the World)</text:p>
        </text:list-item>
        <text:list-item>
          <text:p text:style-name="P1">Rozwiązuje Tajemnice (Solves Mysteries)</text:p>
        </text:list-item>
        <text:list-item>
          <text:p text:style-name="P1">Rośnie do Gigantycznych Rozmiarów (Grows to Towering Heights)</text:p>
        </text:list-item>
        <text:list-item>
          <text:p text:style-name="P1">Rzeźbi Twardym Światłem (Sculpts Hard Light)</text:p>
        </text:list-item>
        <text:list-item>
          <text:p text:style-name="P1">Rzuca ze Śmiertelną Dokładnością (Throws With Deadly Accuracy)</text:p>
        </text:list-item>
        <text:list-item>
          <text:p text:style-name="P1">Spaceruje w Dzikich Lasach (Walks The Wild Woods)</text:p>
        </text:list-item>
        <text:list-item>
          <text:p text:style-name="P1">Stawia Umysł Ponad Materią (Focuses Mind Over Matter)</text:p>
        </text:list-item>
        <text:list-item>
          <text:p text:style-name="P1">Szuka Kłopotów (Looks for Trouble)</text:p>
        </text:list-item>
        <text:list-item>
          <text:p text:style-name="P1">Szybko się Uczy (Learns Quickly)</text:p>
        </text:list-item>
        <text:list-item>
          <text:p text:style-name="P1">Tańczy z Czarną Materią (Dances With Dark Matter)</text:p>
        </text:list-item>
        <text:list-item>
          <text:p text:style-name="P1">Tworzy Dziwną Naukę (Conducts Weird Science)</text:p>
        </text:list-item>
        <text:list-item>
          <text:p text:style-name="P1">Tworzy Iluzje (Crafts Illusions)</text:p>
        </text:list-item>
        <text:list-item>
          <text:p text:style-name="P1">Tworzy Unikalne Obiekty (Crafts Unique Objects)</text:p>
        </text:list-item>
        <text:list-item>
          <text:p text:style-name="P1">Ucieka Precz (Runs Away)</text:p>
        </text:list-item>
        <text:list-item>
          <text:p text:style-name="P1">Ujeżdza Błyskawicę (Rides the Lightning)</text:p>
        </text:list-item>
        <text:list-item>
          <text:p text:style-name="P1">Uzdrawia (Works Miracles)</text:p>
        </text:list-item>
        <text:list-item>
          <text:p text:style-name="P1">Walczy Nieczysto (Fights Dirty)</text:p>
        </text:list-item>
        <text:list-item>
          <text:p text:style-name="P1">Walczy z Robotami (Battles Robots)</text:p>
        </text:list-item>
        <text:list-item>
          <text:p text:style-name="P1">Walcząc, Porywa Tłum (Fight With Panache)</text:p>
        </text:list-item>
        <text:list-item>
          <text:p text:style-name="P1">Wolałby Czytać (Would Rather Be Reading)</text:p>
        </text:list-item>
        <text:list-item>
          <text:p text:style-name="P1">Wpada w Furię (Rages)</text:p>
        </text:list-item>
        <text:list-item>
          <text:p text:style-name="P1">Wspiera Społeczność (Shepherds the Community)</text:p>
        </text:list-item>
        <text:list-item>
          <text:p text:style-name="P1">Wyje do Księżyca (Howls at the Moon)</text:p>
        </text:list-item>
        <text:list-item>
          <text:p text:style-name="P1">Wysysa Energię (Siphons Power)</text:p>
        </text:list-item>
        <text:list-item>
          <text:p text:style-name="P1">Wyszedł z Obelisku (Emerged From the Obelisk)</text:p>
        </text:list-item>
        <text:list-item>
          <text:p text:style-name="P1">Włada Dziką Magią (Uses Wild Magic)</text:p>
        </text:list-item>
        <text:list-item>
          <text:p text:style-name="P1">Włada Grawitacją (Controls Gravity)</text:p>
        </text:list-item>
        <text:list-item>
          <text:p text:style-name="P1">Włada Magnetyzmem (Employs Magnetism)</text:p>
        </text:list-item>
        <text:list-item>
          <text:p text:style-name="P1">Włada Mocami Mentalnymi (Commands Mental Powers)</text:p>
        </text:list-item>
        <text:list-item>
          <text:p text:style-name="P1">Włada Niewidzialną Mocą (Wield Invisible Force)</text:p>
        </text:list-item>
        <text:list-item>
          <text:p text:style-name="P1">Włada Rojem (Masters the Swarm)</text:p>
        </text:list-item>
        <text:list-item>
          <text:p text:style-name="P1">Włada Zaklęciami (Masters Spells)</text:p>
        </text:list-item>
        <text:list-item>
          <text:p text:style-name="P1">Zabawia (Entertains)</text:p>
        </text:list-item>
        <text:list-item>
          <text:p text:style-name="P1">Zabija Potwory (Slays Monsters)</text:p>
        </text:list-item>
        <text:list-item>
          <text:p text:style-name="P1">Zadaje się z Martwymi (Consorts With the Dead)</text:p>
        </text:list-item>
        <text:list-item>
          <text:p text:style-name="P1">Zaprowadza Sprawiedliwość (Metes Out Justice)</text:p>
        </text:list-item>
        <text:list-item>
          <text:p text:style-name="P1">Zmniejsza się (Shrinks to Minute Size)</text:p>
        </text:list-item>
        <text:list-item>
          <text:p text:style-name="P1">Został Przepowiedziany (Was Foretold)</text:p>
        </text:list-item>
        <text:list-item>
          <text:p text:style-name="P1"><text:soft-page-break/>Żyje w Dziczy (Lives in the Wilderness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1T16:51:00.129000000</meta:creation-date>
    <dc:date>2024-03-21T16:54:51.471000000</dc:date>
    <meta:editing-duration>PT3M52S</meta:editing-duration>
    <meta:editing-cycles>1</meta:editing-cycles>
    <meta:document-statistic meta:table-count="0" meta:image-count="0" meta:object-count="0" meta:page-count="3" meta:paragraph-count="105" meta:word-count="722" meta:character-count="4333" meta:non-whitespace-character-count="3821"/>
    <meta:generator>LibreOffice/7.1.4.2$Windows_X86_64 LibreOffice_project/a529a4fab45b75fefc5b6226684193eb000654f6</meta:generator>
  </office:meta>
</office:document-meta>
</file>